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ded" officeooo:paragraph-rsid="0016aded"/>
    </style:style>
    <style:style style:name="P2" style:family="paragraph" style:parent-style-name="Standard">
      <style:text-properties officeooo:paragraph-rsid="0016aded"/>
    </style:style>
    <style:style style:name="P3" style:family="paragraph" style:parent-style-name="Standard">
      <style:text-properties fo:color="#000000" style:font-name="Liberation Serif" fo:font-size="12pt" officeooo:paragraph-rsid="0016aded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aded"/>
    </style:style>
    <style:style style:name="T1" style:family="text">
      <style:text-properties officeooo:rsid="0016aded"/>
    </style:style>
    <style:style style:name="T2" style:family="text">
      <style:text-properties officeooo:rsid="0016aded"/>
    </style:style>
    <style:style style:name="T3" style:family="text">
      <style:text-properties fo:color="#3f5fbf" style:font-name="Monospace" fo:font-size="10pt" style:font-size-asian="10pt"/>
    </style:style>
    <style:style style:name="T4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font-size-asian="10pt" style:font-size-complex="12pt"/>
    </style:style>
    <style:style style:name="T7" style:family="text">
      <style:text-properties fo:color="#000000" style:font-name="Monospace" fo:font-size="10pt" officeooo:rsid="0016aded" style:font-size-asian="10pt"/>
    </style:style>
    <style:style style:name="T8" style:family="text">
      <style:text-properties fo:color="#000000" style:font-name="Monospace" fo:font-size="10pt" fo:background-color="#e8f2fe" loext:char-shading-value="0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000000" style:font-name="Liberation Serif" fo:font-size="12pt" officeooo:rsid="0016aded" style:font-size-asian="10.5pt" style:font-size-complex="12pt"/>
    </style:style>
    <style:style style:name="T11" style:family="text">
      <style:text-properties fo:color="#000000" style:font-name="Liberation Serif" fo:font-size="12pt" style:font-size-asian="10.5pt" style:font-size-complex="12pt"/>
    </style:style>
    <style:style style:name="T12" style:family="text">
      <style:text-properties fo:color="#008080" style:font-name="Monospace" fo:font-size="10pt" style:font-size-asian="10pt"/>
    </style:style>
    <style:style style:name="T13" style:family="text">
      <style:text-properties fo:color="#008080" style:font-name="Monospace" fo:font-size="10pt" officeooo:rsid="0016aded" style:font-size-asian="10pt"/>
    </style:style>
    <style:style style:name="T14" style:family="text">
      <style:text-properties fo:color="#008080" style:font-name="Monospace" fo:font-size="10pt" fo:background-color="#e8f2fe" loext:char-shading-value="0" style:font-size-asian="10pt"/>
    </style:style>
    <style:style style:name="T15" style:family="text">
      <style:text-properties fo:color="#008080" style:font-name="Monospace" fo:font-size="10pt" officeooo:rsid="0016aded" style:font-size-asian="10pt" style:font-size-complex="12pt"/>
    </style:style>
    <style:style style:name="T16" style:family="text">
      <style:text-properties fo:color="#3f7f7f" style:font-name="Monospace" fo:font-size="10pt" style:font-size-asian="10pt"/>
    </style:style>
    <style:style style:name="T17" style:family="text">
      <style:text-properties fo:color="#3f7f7f" style:font-name="Monospace" fo:font-size="10pt" fo:background-color="#e8f2fe" loext:char-shading-value="0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fo:color="#646464" style:font-name="Monospace" fo:font-size="10pt" officeooo:rsid="0016aded" fo:background-color="#e8f2fe" loext:char-shading-value="0" style:font-size-asian="10pt"/>
    </style:style>
    <style:style style:name="T20" style:family="text">
      <style:text-properties fo:color="#646464" style:font-name="Monospace" fo:font-size="10pt" fo:background-color="#d4d4d4" loext:char-shading-value="0" style:font-size-asian="10pt"/>
    </style:style>
    <style:style style:name="T21" style:family="text">
      <style:text-properties fo:color="#7f0055" style:font-name="Monospace" fo:font-size="10pt" fo:font-weight="bold" style:font-size-asian="10pt" style:font-weight-asian="bold"/>
    </style:style>
    <style:style style:name="T22" style:family="text">
      <style:text-properties fo:color="#7f0055" style:font-name="Monospace" fo:font-size="10pt" fo:font-weight="bold" officeooo:rsid="0016aded" style:font-size-asian="10pt" style:font-weight-asian="bold"/>
    </style:style>
    <style:style style:name="T23" style:family="text">
      <style:text-properties fo:color="#6a3e3e" style:font-name="Monospace" fo:font-size="10pt" style:font-size-asian="10pt"/>
    </style:style>
    <style:style style:name="T24" style:family="text">
      <style:text-properties officeooo:rsid="001a3423"/>
    </style:style>
    <style:style style:name="T25" style:family="text">
      <style:text-properties style:text-underline-style="solid" style:text-underline-width="auto" style:text-underline-color="font-color" fo:font-weight="bold" officeooo:rsid="001a3423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16ade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Configurando um projeto Maven com o Spring Boot</text:span><text:span text:style-name="T26">:</text:span></text:p>
      <text:p text:style-name="P1"/>
      <text:p text:style-name="P1">1. Crie um projeto Maven normal com a utilização do SIMPLE PROJECT;</text:p>
      <text:p text:style-name="P1">2. Abra o arquivo POM.xml;</text:p>
      <text:p text:style-name="P1">3. Insira as informações de parent:</text:p>
      <text:p text:style-name="P1"><text:span text:style-name="T3"/></text:p>
      <text:p text:style-name="P1"><text:span text:style-name="T3">&lt;!-- </text:span><text:span text:style-name="T4">Adicionado</text:span><text:span text:style-name="T3"> </text:span><text:span text:style-name="T4">para</text:span><text:span text:style-name="T3"> </text:span><text:span text:style-name="T4">configurar</text:span><text:span text:style-name="T3"> Spring Boot --&gt;</text:span></text:p>
      <text:p text:style-name="P4"><text:span text:style-name="T12">&lt;</text:span><text:span text:style-name="T16">parent</text:span><text:span text:style-name="T12">&gt;</text:span></text:p>
      <text:p text:style-name="P4"><text:span text:style-name="T5"><text:tab/></text:span><text:span text:style-name="T12">&lt;</text:span><text:span text:style-name="T16">groupId</text:span><text:span text:style-name="T12">&gt;</text:span><text:span text:style-name="T5">org.springframework.boot</text:span><text:span text:style-name="T12">&lt;/</text:span><text:span text:style-name="T16">groupId</text:span><text:span text:style-name="T12">&gt;</text:span></text:p>
      <text:p text:style-name="P4"><text:span text:style-name="T5"><text:s text:c="2"/><text:tab/></text:span><text:span text:style-name="T12">&lt;</text:span><text:span text:style-name="T16">artifactId</text:span><text:span text:style-name="T12">&gt;</text:span><text:span text:style-name="T5">spring-boot-starter-parent</text:span><text:span text:style-name="T12">&lt;/</text:span><text:span text:style-name="T16">artifactId</text:span><text:span text:style-name="T12">&gt;</text:span></text:p>
      <text:p text:style-name="P4"><text:span text:style-name="T5"><text:s text:c="2"/><text:tab/></text:span><text:span text:style-name="T12">&lt;</text:span><text:span text:style-name="T16">version</text:span><text:span text:style-name="T12">&gt;</text:span><text:span text:style-name="T5">2.1.3.RELEASE</text:span><text:span text:style-name="T12">&lt;/</text:span><text:span text:style-name="T16">version</text:span><text:span text:style-name="T12">&gt;</text:span></text:p>
      <text:p text:style-name="P1"><text:span text:style-name="T12">&lt;/</text:span><text:span text:style-name="T16">parent</text:span><text:span text:style-name="T12">&gt;</text:span></text:p>
      <text:p text:style-name="P1"><text:span text:style-name="T12"/></text:p>
      <text:p text:style-name="P2"><text:span text:style-name="T1">4. Insira as informações de packaging, caso não tenha sido informado:</text:span></text:p>
      <text:p text:style-name="P2"/>
      <text:p text:style-name="P2"><text:span text:style-name="T14">&lt;</text:span><text:span text:style-name="T17">packaging</text:span><text:span text:style-name="T14">&gt;</text:span><text:span text:style-name="T8">jar</text:span><text:span text:style-name="T14">&lt;/</text:span><text:span text:style-name="T17">packaging</text:span><text:span text:style-name="T14">&gt;</text:span></text:p>
      <text:p text:style-name="P1"/>
      <text:p text:style-name="P2"><text:span text:style-name="T1">5. Insira as informações de properties, indicar qual a versão do java que será utilizado e qual a codificação utilizada no projeto:</text:span></text:p>
      <text:p text:style-name="P2"/>
      <text:p text:style-name="P2"><text:span text:style-name="T12">&lt;</text:span><text:span text:style-name="T16">properties</text:span><text:span text:style-name="T12">&gt;</text:span></text:p>
      <text:p text:style-name="P4"><text:span text:style-name="T5"><text:s text:c="2"/><text:tab/></text:span><text:span text:style-name="T12">&lt;</text:span><text:span text:style-name="T16">project.build.sourceEncoding</text:span><text:span text:style-name="T12">&gt;</text:span><text:span text:style-name="T5">UTF-8</text:span><text:span text:style-name="T12">&lt;/</text:span><text:span text:style-name="T16">project.build.sourceEncoding</text:span><text:span text:style-name="T12">&gt;</text:span></text:p>
      <text:p text:style-name="P4"><text:span text:style-name="T5"><text:s text:c="2"/><text:tab/></text:span><text:span text:style-name="T12">&lt;</text:span><text:span text:style-name="T16">project.reporting.outputEncoding</text:span><text:span text:style-name="T12">&gt;</text:span><text:span text:style-name="T5">UTF-8</text:span><text:span text:style-name="T12">&lt;/</text:span><text:span text:style-name="T16">project.reporting.outputEncoding</text:span><text:span text:style-name="T12">&gt;</text:span></text:p>
      <text:p text:style-name="P4"><text:span text:style-name="T5"><text:s text:c="2"/><text:tab/></text:span><text:span text:style-name="T12">&lt;</text:span><text:span text:style-name="T16">java.version</text:span><text:span text:style-name="T12">&gt;</text:span><text:span text:style-name="T5">11</text:span><text:span text:style-name="T12">&lt;/</text:span><text:span text:style-name="T16">java.version</text:span><text:span text:style-name="T12">&gt;</text:span></text:p>
      <text:p text:style-name="P2"><text:span text:style-name="T12">&lt;/</text:span><text:span text:style-name="T16">properties</text:span><text:span text:style-name="T12">&gt;</text:span></text:p>
      <text:p text:style-name="P2"><text:span text:style-name="T12"/></text:p>
      <text:p text:style-name="P2"><text:span text:style-name="T10">6. Insira as dependências que serão necessárias em um projeto Spring Boot:</text:span></text:p>
      <text:p text:style-name="P3"><text:span text:style-name="T1"/></text:p>
      <text:p text:style-name="P3"><text:span text:style-name="T13">&lt;</text:span><text:span text:style-name="T16">dependencies</text:span><text:span text:style-name="T12">&gt;</text:span></text:p>
      <text:p text:style-name="P4"><text:span text:style-name="T5"><text:s text:c="2"/><text:tab/></text:span></text:p>
      <text:p text:style-name="P4"><text:span text:style-name="T5"><text:s text:c="2"/><text:tab/></text:span><text:span text:style-name="T3">&lt;!-- </text:span><text:span text:style-name="T4">Adicionado</text:span><text:span text:style-name="T3"> </text:span><text:span text:style-name="T4">para</text:span><text:span text:style-name="T3"> </text:span><text:span text:style-name="T4">configurar</text:span><text:span text:style-name="T3"> Spring Boot --&gt;</text:span></text:p>
      <text:p text:style-name="P4"><text:span text:style-name="T5"><text:s text:c="2"/><text:tab/></text:span><text:span text:style-name="T12">&lt;</text:span><text:span text:style-name="T16">dependency</text:span><text:span text:style-name="T12">&gt;</text:span></text:p>
      <text:p text:style-name="P4"><text:span text:style-name="T5"><text:s text:c="2"/><text:tab/><text:tab/></text:span><text:span text:style-name="T12">&lt;</text:span><text:span text:style-name="T16">groupId</text:span><text:span text:style-name="T12">&gt;</text:span><text:span text:style-name="T5">org.springframework.boot</text:span><text:span text:style-name="T12">&lt;/</text:span><text:span text:style-name="T16">groupId</text:span><text:span text:style-name="T12">&gt;</text:span></text:p>
      <text:p text:style-name="P4"><text:span text:style-name="T5"><text:s text:c="2"/><text:tab/><text:tab/></text:span><text:span text:style-name="T12">&lt;</text:span><text:span text:style-name="T16">artifactId</text:span><text:span text:style-name="T12">&gt;</text:span><text:span text:style-name="T5">spring-boot-starter-data-rest</text:span><text:span text:style-name="T12">&lt;/</text:span><text:span text:style-name="T16">artifactId</text:span><text:span text:style-name="T12">&gt;</text:span></text:p>
      <text:p text:style-name="P4"><text:span text:style-name="T5"><text:s text:c="2"/><text:tab/></text:span><text:span text:style-name="T12">&lt;/</text:span><text:span text:style-name="T16">dependency</text:span><text:span text:style-name="T12">&gt;</text:span></text:p>
      <text:p text:style-name="P4"><text:span text:style-name="T5"><text:s text:c="2"/><text:tab/></text:span></text:p>
      <text:p text:style-name="P4"><text:span text:style-name="T5"><text:s text:c="2"/><text:tab/></text:span><text:span text:style-name="T3">&lt;!-- </text:span><text:span text:style-name="T4">Adicionado</text:span><text:span text:style-name="T3"> </text:span><text:span text:style-name="T4">para</text:span><text:span text:style-name="T3"> </text:span><text:span text:style-name="T4">configurar</text:span><text:span text:style-name="T3"> Spring Boot --&gt;</text:span></text:p>
      <text:p text:style-name="P4"><text:span text:style-name="T5"><text:s text:c="2"/><text:tab/></text:span><text:span text:style-name="T12">&lt;</text:span><text:span text:style-name="T16">dependency</text:span><text:span text:style-name="T12">&gt;</text:span></text:p>
      <text:p text:style-name="P4"><text:span text:style-name="T5"><text:s text:c="2"/><text:tab/><text:tab/></text:span><text:span text:style-name="T12">&lt;</text:span><text:span text:style-name="T16">groupId</text:span><text:span text:style-name="T12">&gt;</text:span><text:span text:style-name="T5">org.springframework.boot</text:span><text:span text:style-name="T12">&lt;/</text:span><text:span text:style-name="T16">groupId</text:span><text:span text:style-name="T12">&gt;</text:span></text:p>
      <text:p text:style-name="P4"><text:span text:style-name="T5"><text:s text:c="2"/><text:tab/><text:tab/></text:span><text:span text:style-name="T12">&lt;</text:span><text:span text:style-name="T16">artifactId</text:span><text:span text:style-name="T12">&gt;</text:span><text:span text:style-name="T5">spring-boot-starter-test</text:span><text:span text:style-name="T12">&lt;/</text:span><text:span text:style-name="T16">artifactId</text:span><text:span text:style-name="T12">&gt;</text:span></text:p>
      <text:p text:style-name="P4"><text:span text:style-name="T5"><text:s text:c="2"/><text:tab/></text:span><text:span text:style-name="T12">&lt;/</text:span><text:span text:style-name="T16">dependency</text:span><text:span text:style-name="T12">&gt;</text:span></text:p>
      <text:p text:style-name="P4"><text:span text:style-name="T5"><text:s text:c="2"/><text:tab/></text:span></text:p>
      <text:p text:style-name="P4"><text:span text:style-name="T5"><text:s text:c="2"/><text:tab/></text:span><text:span text:style-name="T12">&lt;</text:span><text:span text:style-name="T16">dependency</text:span><text:span text:style-name="T12">&gt;</text:span></text:p>
      <text:p text:style-name="P4"><text:span text:style-name="T5"><text:s text:c="2"/><text:tab/><text:tab/></text:span><text:span text:style-name="T12">&lt;</text:span><text:span text:style-name="T16">groupId</text:span><text:span text:style-name="T12">&gt;</text:span><text:span text:style-name="T5">junit</text:span><text:span text:style-name="T12">&lt;/</text:span><text:span text:style-name="T16">groupId</text:span><text:span text:style-name="T12">&gt;</text:span></text:p>
      <text:p text:style-name="P4"><text:span text:style-name="T5"><text:s text:c="2"/><text:tab/><text:tab/></text:span><text:span text:style-name="T12">&lt;</text:span><text:span text:style-name="T16">artifactId</text:span><text:span text:style-name="T12">&gt;</text:span><text:span text:style-name="T5">junit</text:span><text:span text:style-name="T12">&lt;/</text:span><text:span text:style-name="T16">artifactId</text:span><text:span text:style-name="T12">&gt;</text:span></text:p>
      <text:p text:style-name="P4"><text:span text:style-name="T5"><text:s text:c="2"/><text:tab/></text:span><text:span text:style-name="T12">&lt;/</text:span><text:span text:style-name="T16">dependency</text:span><text:span text:style-name="T12">&gt;</text:span></text:p>
      <text:p text:style-name="P4"><text:span text:style-name="T5"><text:s text:c="2"/><text:tab/></text:span></text:p>
      <text:p text:style-name="P3"><text:span text:style-name="T18"><text:s text:c="2"/></text:span><text:span text:style-name="T12">&lt;/</text:span><text:span text:style-name="T16">dependencies</text:span><text:span text:style-name="T12">&gt;</text:span></text:p>
      <text:p text:style-name="P3"><text:span text:style-name="T1"/></text:p>
      <text:p text:style-name="P2"><text:span text:style-name="T10">7. Adicione a configuração do Build:</text:span></text:p>
      <text:p text:style-name="P2"><text:span text:style-name="T10"/></text:p>
      <text:p text:style-name="P2"><text:span text:style-name="T15">&lt;</text:span><text:span text:style-name="T16">build</text:span><text:span text:style-name="T12">&gt;</text:span></text:p>
      <text:p text:style-name="P4"><text:span text:style-name="T5"><text:s text:c="2"/><text:tab/></text:span><text:span text:style-name="T12">&lt;</text:span><text:span text:style-name="T16">plugins</text:span><text:span text:style-name="T12">&gt;</text:span></text:p>
      <text:p text:style-name="P4"><text:span text:style-name="T5"><text:s text:c="2"/><text:tab/><text:tab/></text:span><text:span text:style-name="T12">&lt;</text:span><text:span text:style-name="T16">plugin</text:span><text:span text:style-name="T12">&gt;</text:span></text:p>
      <text:p text:style-name="P4"><text:span text:style-name="T5"><text:s text:c="2"/><text:tab/><text:tab/><text:tab/></text:span><text:span text:style-name="T12">&lt;</text:span><text:span text:style-name="T16">groupId</text:span><text:span text:style-name="T12">&gt;</text:span><text:span text:style-name="T5">org.springframework.boot</text:span><text:span text:style-name="T12">&lt;/</text:span><text:span text:style-name="T16">groupId</text:span><text:span text:style-name="T12">&gt;</text:span></text:p>
      <text:p text:style-name="P4"><text:span text:style-name="T5"><text:s text:c="2"/><text:tab/><text:tab/><text:tab/></text:span><text:span text:style-name="T12">&lt;</text:span><text:span text:style-name="T16">artifactId</text:span><text:span text:style-name="T12">&gt;</text:span><text:span text:style-name="T5">spring-boot-maven-plugin</text:span><text:span text:style-name="T12">&lt;/</text:span><text:span text:style-name="T16">artifactId</text:span><text:span text:style-name="T12">&gt;</text:span></text:p>
      <text:p text:style-name="P4"><text:span text:style-name="T5"><text:s text:c="2"/><text:tab/><text:tab/></text:span><text:span text:style-name="T12">&lt;/</text:span><text:span text:style-name="T16">plugin</text:span><text:span text:style-name="T12">&gt;</text:span></text:p>
      <text:p text:style-name="P4"><text:span text:style-name="T5"><text:s text:c="2"/><text:tab/></text:span><text:span text:style-name="T12">&lt;/</text:span><text:span text:style-name="T16">plugins</text:span><text:span text:style-name="T12">&gt;</text:span></text:p>
      <text:p text:style-name="P2"><text:span text:style-name="T5"><text:s text:c="2"/></text:span><text:span text:style-name="T12">&lt;/</text:span><text:span text:style-name="T16">build</text:span><text:span text:style-name="T12">&gt;</text:span></text:p>
      <text:p text:style-name="P2"><text:soft-page-break/><text:span text:style-name="T10">8. Feche o arquivo POM.xml e crie um arquivo Main para que seja configurada a classe de inicialização do projeto com utilização do Spring Boot:</text:span></text:p>
      <text:p text:style-name="P2"><text:span text:style-name="T10"/></text:p>
      <text:p text:style-name="P1"><text:span text:style-name="T10">8.</text:span><text:span text:style-name="T11">1 Adicione no nome da classe a seguinte anotação:</text:span></text:p>
      <text:p text:style-name="P3"><text:span text:style-name="T1"/></text:p>
      <text:p text:style-name="P3"><text:span text:style-name="T19">@</text:span><text:span text:style-name="T20">SpringBootApplication</text:span></text:p>
      <text:p text:style-name="P3"><text:span text:style-name="T1"/></text:p>
      <text:p text:style-name="P3"><text:span text:style-name="T1">8.2 Adicione o seguinte método na classe:</text:span></text:p>
      <text:p text:style-name="P3"><text:span text:style-name="T1"/></text:p>
      <text:p text:style-name="P3"><text:span text:style-name="T22">public</text:span><text:span text:style-name="T18"> </text:span><text:span text:style-name="T21">static</text:span><text:span text:style-name="T18"> </text:span><text:span text:style-name="T21">void</text:span><text:span text:style-name="T18"> main(String[] </text:span><text:span text:style-name="T23">args</text:span><text:span text:style-name="T18">) {</text:span></text:p>
      <text:p text:style-name="P5"><text:span text:style-name="T5"><text:tab/>SpringApplication.</text:span><text:span text:style-name="T9">run</text:span><text:span text:style-name="T5">(</text:span><text:span text:style-name="T7">NomeClasse</text:span><text:span text:style-name="T5">.</text:span><text:span text:style-name="T21">class</text:span><text:span text:style-name="T5">, </text:span><text:span text:style-name="T23">args</text:span><text:span text:style-name="T5">);</text:span></text:p>
      <text:p text:style-name="P5"><text:span text:style-name="T6">}</text:span></text:p>
      <text:p text:style-name="P3"><text:span text:style-name="T1"/></text:p>
      <text:p text:style-name="P2"><text:span text:style-name="T10">9. E assim está configurado o projeto Mav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1:13:36.838978673</meta:creation-date>
    <dc:date>2020-11-10T11:27:57.602062457</dc:date>
    <meta:editing-duration>PT4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6" meta:word-count="198" meta:character-count="1975" meta:non-whitespace-character-count="1727"/>
  </office:meta>
</office:document-meta>
</file>